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555" officeooo:paragraph-rsid="001f6555"/>
    </style:style>
    <style:style style:name="T1" style:family="text">
      <style:text-properties officeooo:rsid="00214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hua <text:span text:style-name="T1">baiqi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1:16:25.965802000</dc:date>
    <meta:editing-duration>PT1M22S</meta:editing-duration>
    <meta:editing-cycles>4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